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4221419.41970057" calcext:value-type="float">
            <text:p>4221419,41970057</text:p>
          </table:table-cell>
          <table:table-cell office:value-type="float" office:value="370526.044786506" calcext:value-type="float">
            <text:p>370526,044786506</text:p>
          </table:table-cell>
          <table:table-cell/>
          <table:table-cell table:formula="of:=[.A1]/1000" office:value-type="float" office:value="4221.41941970058" calcext:value-type="float">
            <text:p>4221,41941970058</text:p>
          </table:table-cell>
          <table:table-cell table:formula="of:=[.B1]/1000" office:value-type="float" office:value="370.526044786506" calcext:value-type="float">
            <text:p>370,526044786506</text:p>
          </table:table-cell>
        </table:table-row>
        <table:table-row table:style-name="ro1">
          <table:table-cell office:value-type="float" office:value="4221402.38113173" calcext:value-type="float">
            <text:p>4221402,38113173</text:p>
          </table:table-cell>
          <table:table-cell office:value-type="float" office:value="388932.057123189" calcext:value-type="float">
            <text:p>388932,057123189</text:p>
          </table:table-cell>
          <table:table-cell/>
          <table:table-cell table:formula="of:=[.A2]/1000" office:value-type="float" office:value="4221.40238113173" calcext:value-type="float">
            <text:p>4221,40238113173</text:p>
          </table:table-cell>
          <table:table-cell table:formula="of:=[.B2]/1000" office:value-type="float" office:value="388.932057123189" calcext:value-type="float">
            <text:p>388,932057123189</text:p>
          </table:table-cell>
        </table:table-row>
        <table:table-row table:style-name="ro1">
          <table:table-cell office:value-type="float" office:value="4221869.1618108" calcext:value-type="float">
            <text:p>4221869,1618108</text:p>
          </table:table-cell>
          <table:table-cell office:value-type="float" office:value="408273.97143215" calcext:value-type="float">
            <text:p>408273,97143215</text:p>
          </table:table-cell>
          <table:table-cell/>
          <table:table-cell table:formula="of:=[.A3]/1000" office:value-type="float" office:value="4221.8691618108" calcext:value-type="float">
            <text:p>4221,8691618108</text:p>
          </table:table-cell>
          <table:table-cell table:formula="of:=[.B3]/1000" office:value-type="float" office:value="408.27397143215" calcext:value-type="float">
            <text:p>408,27397143215</text:p>
          </table:table-cell>
        </table:table-row>
        <table:table-row table:style-name="ro1">
          <table:table-cell office:value-type="float" office:value="4222058.4331723" calcext:value-type="float">
            <text:p>4222058,4331723</text:p>
          </table:table-cell>
          <table:table-cell office:value-type="float" office:value="427967.318954452" calcext:value-type="float">
            <text:p>427967,318954452</text:p>
          </table:table-cell>
          <table:table-cell/>
          <table:table-cell table:formula="of:=[.A4]/1000" office:value-type="float" office:value="4222.0584331723" calcext:value-type="float">
            <text:p>4222,0584331723</text:p>
          </table:table-cell>
          <table:table-cell table:formula="of:=[.B4]/1000" office:value-type="float" office:value="427.967318954452" calcext:value-type="float">
            <text:p>427,967318954452</text:p>
          </table:table-cell>
        </table:table-row>
        <table:table-row table:style-name="ro1">
          <table:table-cell office:value-type="float" office:value="4218666.15641977" calcext:value-type="float">
            <text:p>4218666,15641977</text:p>
          </table:table-cell>
          <table:table-cell office:value-type="float" office:value="447382.298019821" calcext:value-type="float">
            <text:p>447382,298019821</text:p>
          </table:table-cell>
          <table:table-cell/>
          <table:table-cell table:formula="of:=[.A5]/1000" office:value-type="float" office:value="4218.66615641977" calcext:value-type="float">
            <text:p>4218,66615641977</text:p>
          </table:table-cell>
          <table:table-cell table:formula="of:=[.B5]/1000" office:value-type="float" office:value="447.382298019821" calcext:value-type="float">
            <text:p>447,382298019821</text:p>
          </table:table-cell>
        </table:table-row>
        <table:table-row table:style-name="ro1">
          <table:table-cell office:value-type="float" office:value="4227030.90893458" calcext:value-type="float">
            <text:p>4227030,90893458</text:p>
          </table:table-cell>
          <table:table-cell office:value-type="float" office:value="463994.385704298" calcext:value-type="float">
            <text:p>463994,385704298</text:p>
          </table:table-cell>
          <table:table-cell/>
          <table:table-cell table:formula="of:=[.A6]/1000" office:value-type="float" office:value="4227.03090893458" calcext:value-type="float">
            <text:p>4227,03090893458</text:p>
          </table:table-cell>
          <table:table-cell table:formula="of:=[.B6]/1000" office:value-type="float" office:value="463.994385704298" calcext:value-type="float">
            <text:p>463,994385704298</text:p>
          </table:table-cell>
        </table:table-row>
        <table:table-row table:style-name="ro1">
          <table:table-cell office:value-type="float" office:value="4241710.33387413" calcext:value-type="float">
            <text:p>4241710,33387413</text:p>
          </table:table-cell>
          <table:table-cell office:value-type="float" office:value="375292.461622606" calcext:value-type="float">
            <text:p>375292,461622606</text:p>
          </table:table-cell>
          <table:table-cell/>
          <table:table-cell table:formula="of:=[.A7]/1000" office:value-type="float" office:value="4241.71033387413" calcext:value-type="float">
            <text:p>4241,71033387413</text:p>
          </table:table-cell>
          <table:table-cell table:formula="of:=[.B7]/1000" office:value-type="float" office:value="375.292461622606" calcext:value-type="float">
            <text:p>375,292461622606</text:p>
          </table:table-cell>
        </table:table-row>
        <table:table-row table:style-name="ro1">
          <table:table-cell office:value-type="float" office:value="4241634.91549509" calcext:value-type="float">
            <text:p>4241634,91549509</text:p>
          </table:table-cell>
          <table:table-cell office:value-type="float" office:value="389348.322189827" calcext:value-type="float">
            <text:p>389348,322189827</text:p>
          </table:table-cell>
          <table:table-cell/>
          <table:table-cell table:formula="of:=[.A8]/1000" office:value-type="float" office:value="4241.63491549509" calcext:value-type="float">
            <text:p>4241,63491549509</text:p>
          </table:table-cell>
          <table:table-cell table:formula="of:=[.B8]/1000" office:value-type="float" office:value="389.348322189827" calcext:value-type="float">
            <text:p>389,348322189827</text:p>
          </table:table-cell>
        </table:table-row>
        <table:table-row table:style-name="ro1">
          <table:table-cell office:value-type="float" office:value="4243169.79436908" calcext:value-type="float">
            <text:p>4243169,79436908</text:p>
          </table:table-cell>
          <table:table-cell office:value-type="float" office:value="408555.071654676" calcext:value-type="float">
            <text:p>408555,071654676</text:p>
          </table:table-cell>
          <table:table-cell/>
          <table:table-cell table:formula="of:=[.A9]/1000" office:value-type="float" office:value="4243.16979436908" calcext:value-type="float">
            <text:p>4243,16979436908</text:p>
          </table:table-cell>
          <table:table-cell table:formula="of:=[.B9]/1000" office:value-type="float" office:value="408.555071654676" calcext:value-type="float">
            <text:p>408,555071654676</text:p>
          </table:table-cell>
        </table:table-row>
        <table:table-row table:style-name="ro1">
          <table:table-cell office:value-type="float" office:value="4240800.42523457" calcext:value-type="float">
            <text:p>4240800,42523457</text:p>
          </table:table-cell>
          <table:table-cell office:value-type="float" office:value="429014.860793393" calcext:value-type="float">
            <text:p>429014,860793393</text:p>
          </table:table-cell>
          <table:table-cell/>
          <table:table-cell table:formula="of:=[.A10]/1000" office:value-type="float" office:value="4240.80042523457" calcext:value-type="float">
            <text:p>4240,80042523457</text:p>
          </table:table-cell>
          <table:table-cell table:formula="of:=[.B10]/1000" office:value-type="float" office:value="429.014860793393" calcext:value-type="float">
            <text:p>429,014860793393</text:p>
          </table:table-cell>
        </table:table-row>
        <table:table-row table:style-name="ro1">
          <table:table-cell office:value-type="float" office:value="4234951.66050669" calcext:value-type="float">
            <text:p>4234951,66050669</text:p>
          </table:table-cell>
          <table:table-cell office:value-type="float" office:value="446357.854024421" calcext:value-type="float">
            <text:p>446357,854024421</text:p>
          </table:table-cell>
          <table:table-cell/>
          <table:table-cell table:formula="of:=[.A11]/1000" office:value-type="float" office:value="4234.95166050669" calcext:value-type="float">
            <text:p>4234,95166050669</text:p>
          </table:table-cell>
          <table:table-cell table:formula="of:=[.B11]/1000" office:value-type="float" office:value="446.357854024421" calcext:value-type="float">
            <text:p>446,357854024421</text:p>
          </table:table-cell>
        </table:table-row>
        <table:table-row table:style-name="ro1">
          <table:table-cell office:value-type="float" office:value="4239685.13653943" calcext:value-type="float">
            <text:p>4239685,13653943</text:p>
          </table:table-cell>
          <table:table-cell office:value-type="float" office:value="460973.497401768" calcext:value-type="float">
            <text:p>460973,497401768</text:p>
          </table:table-cell>
          <table:table-cell/>
          <table:table-cell table:formula="of:=[.A12]/1000" office:value-type="float" office:value="4239.68513653943" calcext:value-type="float">
            <text:p>4239,68513653943</text:p>
          </table:table-cell>
          <table:table-cell table:formula="of:=[.B12]/1000" office:value-type="float" office:value="460.973497401768" calcext:value-type="float">
            <text:p>460,973497401768</text:p>
          </table:table-cell>
        </table:table-row>
        <table:table-row table:style-name="ro1">
          <table:table-cell office:value-type="float" office:value="4258422.49677342" calcext:value-type="float">
            <text:p>4258422,49677342</text:p>
          </table:table-cell>
          <table:table-cell office:value-type="float" office:value="369617.869293211" calcext:value-type="float">
            <text:p>369617,869293211</text:p>
          </table:table-cell>
          <table:table-cell/>
          <table:table-cell table:formula="of:=[.A13]/1000" office:value-type="float" office:value="4258.42249677342" calcext:value-type="float">
            <text:p>4258,42249677342</text:p>
          </table:table-cell>
          <table:table-cell table:formula="of:=[.B13]/1000" office:value-type="float" office:value="369.617869293211" calcext:value-type="float">
            <text:p>369,617869293211</text:p>
          </table:table-cell>
        </table:table-row>
        <table:table-row table:style-name="ro1">
          <table:table-cell office:value-type="float" office:value="4260358.11374938" calcext:value-type="float">
            <text:p>4260358,11374938</text:p>
          </table:table-cell>
          <table:table-cell office:value-type="float" office:value="386801.338492388" calcext:value-type="float">
            <text:p>386801,338492388</text:p>
          </table:table-cell>
          <table:table-cell/>
          <table:table-cell table:formula="of:=[.A14]/1000" office:value-type="float" office:value="4260.35811374938" calcext:value-type="float">
            <text:p>4260,35811374938</text:p>
          </table:table-cell>
          <table:table-cell table:formula="of:=[.B14]/1000" office:value-type="float" office:value="386.801338492388" calcext:value-type="float">
            <text:p>386,801338492388</text:p>
          </table:table-cell>
        </table:table-row>
        <table:table-row table:style-name="ro1">
          <table:table-cell office:value-type="float" office:value="4263386.14295682" calcext:value-type="float">
            <text:p>4263386,14295682</text:p>
          </table:table-cell>
          <table:table-cell office:value-type="float" office:value="407605.757638159" calcext:value-type="float">
            <text:p>407605,757638159</text:p>
          </table:table-cell>
          <table:table-cell/>
          <table:table-cell table:formula="of:=[.A15]/1000" office:value-type="float" office:value="4263.38614295682" calcext:value-type="float">
            <text:p>4263,38614295682</text:p>
          </table:table-cell>
          <table:table-cell table:formula="of:=[.B15]/1000" office:value-type="float" office:value="407.605757638159" calcext:value-type="float">
            <text:p>407,605757638159</text:p>
          </table:table-cell>
        </table:table-row>
        <table:table-row table:style-name="ro1">
          <table:table-cell office:value-type="float" office:value="4264846.01332393" calcext:value-type="float">
            <text:p>4264846,01332393</text:p>
          </table:table-cell>
          <table:table-cell office:value-type="float" office:value="429241.767758692" calcext:value-type="float">
            <text:p>429241,767758692</text:p>
          </table:table-cell>
          <table:table-cell/>
          <table:table-cell table:formula="of:=[.A16]/1000" office:value-type="float" office:value="4264.84601332394" calcext:value-type="float">
            <text:p>4264,84601332394</text:p>
          </table:table-cell>
          <table:table-cell table:formula="of:=[.B16]/1000" office:value-type="float" office:value="429.241767758692" calcext:value-type="float">
            <text:p>429,241767758692</text:p>
          </table:table-cell>
        </table:table-row>
        <table:table-row table:style-name="ro1">
          <table:table-cell office:value-type="float" office:value="4265871.29200259" calcext:value-type="float">
            <text:p>4265871,29200259</text:p>
          </table:table-cell>
          <table:table-cell office:value-type="float" office:value="449597.732311305" calcext:value-type="float">
            <text:p>449597,732311305</text:p>
          </table:table-cell>
          <table:table-cell/>
          <table:table-cell table:formula="of:=[.A17]/1000" office:value-type="float" office:value="4265.87129200259" calcext:value-type="float">
            <text:p>4265,87129200259</text:p>
          </table:table-cell>
          <table:table-cell table:formula="of:=[.B17]/1000" office:value-type="float" office:value="449.597732311305" calcext:value-type="float">
            <text:p>449,597732311305</text:p>
          </table:table-cell>
        </table:table-row>
        <table:table-row table:style-name="ro1">
          <table:table-cell office:value-type="float" office:value="4255554.63613908" calcext:value-type="float">
            <text:p>4255554,63613908</text:p>
          </table:table-cell>
          <table:table-cell office:value-type="float" office:value="469511.274302407" calcext:value-type="float">
            <text:p>469511,274302407</text:p>
          </table:table-cell>
          <table:table-cell/>
          <table:table-cell table:formula="of:=[.A18]/1000" office:value-type="float" office:value="4255.55463613908" calcext:value-type="float">
            <text:p>4255,55463613908</text:p>
          </table:table-cell>
          <table:table-cell table:formula="of:=[.B18]/1000" office:value-type="float" office:value="469.511274302407" calcext:value-type="float">
            <text:p>469,511274302407</text:p>
          </table:table-cell>
        </table:table-row>
        <table:table-row table:style-name="ro1">
          <table:table-cell office:value-type="float" office:value="4281807.93937139" calcext:value-type="float">
            <text:p>4281807,93937139</text:p>
          </table:table-cell>
          <table:table-cell office:value-type="float" office:value="366643.492369977" calcext:value-type="float">
            <text:p>366643,492369977</text:p>
          </table:table-cell>
          <table:table-cell/>
          <table:table-cell table:formula="of:=[.A19]/1000" office:value-type="float" office:value="4281.80793937139" calcext:value-type="float">
            <text:p>4281,80793937139</text:p>
          </table:table-cell>
          <table:table-cell table:formula="of:=[.B19]/1000" office:value-type="float" office:value="366.643492369977" calcext:value-type="float">
            <text:p>366,643492369977</text:p>
          </table:table-cell>
        </table:table-row>
        <table:table-row table:style-name="ro1">
          <table:table-cell office:value-type="float" office:value="4291483.6719012" calcext:value-type="float">
            <text:p>4291483,6719012</text:p>
          </table:table-cell>
          <table:table-cell office:value-type="float" office:value="389704.513345341" calcext:value-type="float">
            <text:p>389704,513345341</text:p>
          </table:table-cell>
          <table:table-cell/>
          <table:table-cell table:formula="of:=[.A20]/1000" office:value-type="float" office:value="4291.4836719012" calcext:value-type="float">
            <text:p>4291,4836719012</text:p>
          </table:table-cell>
          <table:table-cell table:formula="of:=[.B20]/1000" office:value-type="float" office:value="389.704513345341" calcext:value-type="float">
            <text:p>389,704513345341</text:p>
          </table:table-cell>
        </table:table-row>
        <table:table-row table:style-name="ro1">
          <table:table-cell office:value-type="float" office:value="4288843.62657229" calcext:value-type="float">
            <text:p>4288843,62657229</text:p>
          </table:table-cell>
          <table:table-cell office:value-type="float" office:value="416497.606279874" calcext:value-type="float">
            <text:p>416497,606279874</text:p>
          </table:table-cell>
          <table:table-cell/>
          <table:table-cell table:formula="of:=[.A21]/1000" office:value-type="float" office:value="4288.84362657229" calcext:value-type="float">
            <text:p>4288,84362657229</text:p>
          </table:table-cell>
          <table:table-cell table:formula="of:=[.B21]/1000" office:value-type="float" office:value="416.497606279874" calcext:value-type="float">
            <text:p>416,497606279874</text:p>
          </table:table-cell>
        </table:table-row>
        <table:table-row table:style-name="ro1">
          <table:table-cell office:value-type="float" office:value="4285103.48016582" calcext:value-type="float">
            <text:p>4285103,48016582</text:p>
          </table:table-cell>
          <table:table-cell office:value-type="float" office:value="433627.879748508" calcext:value-type="float">
            <text:p>433627,879748508</text:p>
          </table:table-cell>
          <table:table-cell/>
          <table:table-cell table:formula="of:=[.A22]/1000" office:value-type="float" office:value="4285.10348016582" calcext:value-type="float">
            <text:p>4285,10348016582</text:p>
          </table:table-cell>
          <table:table-cell table:formula="of:=[.B22]/1000" office:value-type="float" office:value="433.627879748508" calcext:value-type="float">
            <text:p>433,627879748508</text:p>
          </table:table-cell>
        </table:table-row>
        <table:table-row table:style-name="ro1">
          <table:table-cell office:value-type="float" office:value="4278616.55616429" calcext:value-type="float">
            <text:p>4278616,55616429</text:p>
          </table:table-cell>
          <table:table-cell office:value-type="float" office:value="449764.109812657" calcext:value-type="float">
            <text:p>449764,109812657</text:p>
          </table:table-cell>
          <table:table-cell/>
          <table:table-cell table:formula="of:=[.A23]/1000" office:value-type="float" office:value="4278.61655616429" calcext:value-type="float">
            <text:p>4278,61655616429</text:p>
          </table:table-cell>
          <table:table-cell table:formula="of:=[.B23]/1000" office:value-type="float" office:value="449.764109812657" calcext:value-type="float">
            <text:p>449,764109812657</text:p>
          </table:table-cell>
        </table:table-row>
        <table:table-row table:style-name="ro1">
          <table:table-cell office:value-type="float" office:value="4279515.77972083" calcext:value-type="float">
            <text:p>4279515,77972083</text:p>
          </table:table-cell>
          <table:table-cell office:value-type="float" office:value="463769.467855882" calcext:value-type="float">
            <text:p>463769,467855882</text:p>
          </table:table-cell>
          <table:table-cell/>
          <table:table-cell table:formula="of:=[.A24]/1000" office:value-type="float" office:value="4279.51577972083" calcext:value-type="float">
            <text:p>4279,51577972083</text:p>
          </table:table-cell>
          <table:table-cell table:formula="of:=[.B24]/1000" office:value-type="float" office:value="463.769467855882" calcext:value-type="float">
            <text:p>463,769467855882</text:p>
          </table:table-cell>
        </table:table-row>
        <table:table-row table:style-name="ro1">
          <table:table-cell office:value-type="float" office:value="4301260.02119776" calcext:value-type="float">
            <text:p>4301260,02119776</text:p>
          </table:table-cell>
          <table:table-cell office:value-type="float" office:value="369905.903788581" calcext:value-type="float">
            <text:p>369905,903788581</text:p>
          </table:table-cell>
          <table:table-cell/>
          <table:table-cell table:formula="of:=[.A25]/1000" office:value-type="float" office:value="4301.26002119776" calcext:value-type="float">
            <text:p>4301,26002119776</text:p>
          </table:table-cell>
          <table:table-cell table:formula="of:=[.B25]/1000" office:value-type="float" office:value="369.905903788581" calcext:value-type="float">
            <text:p>369,905903788581</text:p>
          </table:table-cell>
        </table:table-row>
        <table:table-row table:style-name="ro1">
          <table:table-cell office:value-type="float" office:value="4305329.49512379" calcext:value-type="float">
            <text:p>4305329,49512379</text:p>
          </table:table-cell>
          <table:table-cell office:value-type="float" office:value="389361.488523898" calcext:value-type="float">
            <text:p>389361,488523898</text:p>
          </table:table-cell>
          <table:table-cell/>
          <table:table-cell table:formula="of:=[.A26]/1000" office:value-type="float" office:value="4305.32949512379" calcext:value-type="float">
            <text:p>4305,32949512379</text:p>
          </table:table-cell>
          <table:table-cell table:formula="of:=[.B26]/1000" office:value-type="float" office:value="389.361488523898" calcext:value-type="float">
            <text:p>389,361488523898</text:p>
          </table:table-cell>
        </table:table-row>
        <table:table-row table:style-name="ro1">
          <table:table-cell office:value-type="float" office:value="4300703.54178065" calcext:value-type="float">
            <text:p>4300703,54178065</text:p>
          </table:table-cell>
          <table:table-cell office:value-type="float" office:value="411657.818270231" calcext:value-type="float">
            <text:p>411657,818270231</text:p>
          </table:table-cell>
          <table:table-cell/>
          <table:table-cell table:formula="of:=[.A27]/1000" office:value-type="float" office:value="4300.70354178065" calcext:value-type="float">
            <text:p>4300,70354178065</text:p>
          </table:table-cell>
          <table:table-cell table:formula="of:=[.B27]/1000" office:value-type="float" office:value="411.657818270231" calcext:value-type="float">
            <text:p>411,657818270231</text:p>
          </table:table-cell>
        </table:table-row>
        <table:table-row table:style-name="ro1">
          <table:table-cell office:value-type="float" office:value="4305583.09577565" calcext:value-type="float">
            <text:p>4305583,09577565</text:p>
          </table:table-cell>
          <table:table-cell office:value-type="float" office:value="427249.476915327" calcext:value-type="float">
            <text:p>427249,476915327</text:p>
          </table:table-cell>
          <table:table-cell/>
          <table:table-cell table:formula="of:=[.A28]/1000" office:value-type="float" office:value="4305.58309577565" calcext:value-type="float">
            <text:p>4305,58309577565</text:p>
          </table:table-cell>
          <table:table-cell table:formula="of:=[.B28]/1000" office:value-type="float" office:value="427.249476915327" calcext:value-type="float">
            <text:p>427,249476915327</text:p>
          </table:table-cell>
        </table:table-row>
        <table:table-row table:style-name="ro1">
          <table:table-cell office:value-type="float" office:value="4304076.99003472" calcext:value-type="float">
            <text:p>4304076,99003472</text:p>
          </table:table-cell>
          <table:table-cell office:value-type="float" office:value="450110.511531802" calcext:value-type="float">
            <text:p>450110,511531802</text:p>
          </table:table-cell>
          <table:table-cell/>
          <table:table-cell table:formula="of:=[.A29]/1000" office:value-type="float" office:value="4304.07699003472" calcext:value-type="float">
            <text:p>4304,07699003472</text:p>
          </table:table-cell>
          <table:table-cell table:formula="of:=[.B29]/1000" office:value-type="float" office:value="450.110511531803" calcext:value-type="float">
            <text:p>450,110511531803</text:p>
          </table:table-cell>
        </table:table-row>
        <table:table-row table:style-name="ro1">
          <table:table-cell office:value-type="float" office:value="4303246.94957271" calcext:value-type="float">
            <text:p>4303246,94957271</text:p>
          </table:table-cell>
          <table:table-cell office:value-type="float" office:value="468003.749795248" calcext:value-type="float">
            <text:p>468003,749795248</text:p>
          </table:table-cell>
          <table:table-cell/>
          <table:table-cell table:formula="of:=[.A30]/1000" office:value-type="float" office:value="4303.24694957271" calcext:value-type="float">
            <text:p>4303,24694957271</text:p>
          </table:table-cell>
          <table:table-cell table:formula="of:=[.B30]/1000" office:value-type="float" office:value="468.003749795248" calcext:value-type="float">
            <text:p>468,003749795248</text:p>
          </table:table-cell>
        </table:table-row>
        <table:table-row table:style-name="ro1">
          <table:table-cell office:value-type="float" office:value="4316680.84848183" calcext:value-type="float">
            <text:p>4316680,84848183</text:p>
          </table:table-cell>
          <table:table-cell office:value-type="float" office:value="372942.811885534" calcext:value-type="float">
            <text:p>372942,811885534</text:p>
          </table:table-cell>
          <table:table-cell/>
          <table:table-cell table:formula="of:=[.A31]/1000" office:value-type="float" office:value="4316.68084848183" calcext:value-type="float">
            <text:p>4316,68084848183</text:p>
          </table:table-cell>
          <table:table-cell table:formula="of:=[.B31]/1000" office:value-type="float" office:value="372.942811885534" calcext:value-type="float">
            <text:p>372,942811885534</text:p>
          </table:table-cell>
        </table:table-row>
        <table:table-row table:style-name="ro1">
          <table:table-cell office:value-type="float" office:value="4323121.55945771" calcext:value-type="float">
            <text:p>4323121,55945771</text:p>
          </table:table-cell>
          <table:table-cell office:value-type="float" office:value="385928.844619419" calcext:value-type="float">
            <text:p>385928,844619419</text:p>
          </table:table-cell>
          <table:table-cell/>
          <table:table-cell table:formula="of:=[.A32]/1000" office:value-type="float" office:value="4323.12155945771" calcext:value-type="float">
            <text:p>4323,12155945771</text:p>
          </table:table-cell>
          <table:table-cell table:formula="of:=[.B32]/1000" office:value-type="float" office:value="385.928844619419" calcext:value-type="float">
            <text:p>385,928844619419</text:p>
          </table:table-cell>
        </table:table-row>
        <table:table-row table:style-name="ro1">
          <table:table-cell office:value-type="float" office:value="4315900.17292791" calcext:value-type="float">
            <text:p>4315900,17292791</text:p>
          </table:table-cell>
          <table:table-cell office:value-type="float" office:value="409917.826635743" calcext:value-type="float">
            <text:p>409917,826635743</text:p>
          </table:table-cell>
          <table:table-cell/>
          <table:table-cell table:formula="of:=[.A33]/1000" office:value-type="float" office:value="4315.90017292791" calcext:value-type="float">
            <text:p>4315,90017292791</text:p>
          </table:table-cell>
          <table:table-cell table:formula="of:=[.B33]/1000" office:value-type="float" office:value="409.917826635743" calcext:value-type="float">
            <text:p>409,917826635743</text:p>
          </table:table-cell>
        </table:table-row>
        <table:table-row table:style-name="ro1">
          <table:table-cell office:value-type="float" office:value="4328181.42577453" calcext:value-type="float">
            <text:p>4328181,42577453</text:p>
          </table:table-cell>
          <table:table-cell office:value-type="float" office:value="423552.670518625" calcext:value-type="float">
            <text:p>423552,670518625</text:p>
          </table:table-cell>
          <table:table-cell/>
          <table:table-cell table:formula="of:=[.A34]/1000" office:value-type="float" office:value="4328.18142577453" calcext:value-type="float">
            <text:p>4328,18142577453</text:p>
          </table:table-cell>
          <table:table-cell table:formula="of:=[.B34]/1000" office:value-type="float" office:value="423.552670518625" calcext:value-type="float">
            <text:p>423,552670518625</text:p>
          </table:table-cell>
        </table:table-row>
        <table:table-row table:style-name="ro1">
          <table:table-cell office:value-type="float" office:value="4314643.46387398" calcext:value-type="float">
            <text:p>4314643,46387398</text:p>
          </table:table-cell>
          <table:table-cell office:value-type="float" office:value="452032.359433982" calcext:value-type="float">
            <text:p>452032,359433982</text:p>
          </table:table-cell>
          <table:table-cell/>
          <table:table-cell table:formula="of:=[.A35]/1000" office:value-type="float" office:value="4314.64346387398" calcext:value-type="float">
            <text:p>4314,64346387398</text:p>
          </table:table-cell>
          <table:table-cell table:formula="of:=[.B35]/1000" office:value-type="float" office:value="452.032359433982" calcext:value-type="float">
            <text:p>452,032359433982</text:p>
          </table:table-cell>
        </table:table-row>
        <table:table-row table:style-name="ro1">
          <table:table-cell office:value-type="float" office:value="4331542.73098823" calcext:value-type="float">
            <text:p>4331542,73098823</text:p>
          </table:table-cell>
          <table:table-cell office:value-type="float" office:value="460634.342495765" calcext:value-type="float">
            <text:p>460634,342495765</text:p>
          </table:table-cell>
          <table:table-cell/>
          <table:table-cell table:formula="of:=[.A36]/1000" office:value-type="float" office:value="4331.54273098823" calcext:value-type="float">
            <text:p>4331,54273098823</text:p>
          </table:table-cell>
          <table:table-cell table:formula="of:=[.B36]/1000" office:value-type="float" office:value="460.634342495765" calcext:value-type="float">
            <text:p>460,634342495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2:12:37.428000000</dc:date>
    <meta:editing-duration>PT2M35S</meta:editing-duration>
    <meta:editing-cycles>2</meta:editing-cycles>
    <meta:generator>LibreOffice/7.3.2.2$Windows_X86_64 LibreOffice_project/49f2b1bff42cfccbd8f788c8dc32c1c309559be0</meta:generator>
    <meta:document-statistic meta:table-count="1" meta:cell-count="144" meta:object-count="0"/>
  </office:meta>
</office:document-meta>
</file>